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6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2, 15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74, 77, 79, 8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8, 91, 9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9, 82, 8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73, 75, 8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88, 91, 15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84, 87, 89, 9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18:46.314380292</dc:date>
    <meta:editing-duration>PT2M14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